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352" officeooo:paragraph-rsid="00060352"/>
    </style:style>
    <style:style style:name="P2" style:family="paragraph" style:parent-style-name="Standard">
      <style:text-properties officeooo:rsid="00060352" officeooo:paragraph-rsid="00060352"/>
    </style:style>
    <style:style style:name="P3" style:family="paragraph" style:parent-style-name="Standard">
      <style:text-properties officeooo:rsid="00060352" officeooo:paragraph-rsid="0008d040"/>
    </style:style>
    <style:style style:name="P4" style:family="paragraph" style:parent-style-name="Standard">
      <style:text-properties officeooo:rsid="0008d040" officeooo:paragraph-rsid="0008d040"/>
    </style:style>
    <style:style style:name="P5" style:family="paragraph" style:parent-style-name="Standard">
      <style:text-properties officeooo:rsid="0008d040" officeooo:paragraph-rsid="000a872c"/>
    </style:style>
    <style:style style:name="P6" style:family="paragraph" style:parent-style-name="Standard">
      <style:text-properties officeooo:rsid="000a872c" officeooo:paragraph-rsid="000a872c"/>
    </style:style>
    <style:style style:name="P7" style:family="paragraph" style:parent-style-name="Standard">
      <style:text-properties officeooo:rsid="000c7660" officeooo:paragraph-rsid="000c7660"/>
    </style:style>
    <style:style style:name="T1" style:family="text">
      <style:text-properties officeooo:rsid="0008d040"/>
    </style:style>
    <style:style style:name="T2" style:family="text">
      <style:text-properties officeooo:rsid="000a872c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Exercice 1</text:p>
      <text:p text:style-name="P1"/>
      <text:p text:style-name="P1">1.</text:p>
      <text:p text:style-name="P1"/>
      <text:p text:style-name="P1">mkdir test </text:p>
      <text:p text:style-name="P1"/>
      <text:p text:style-name="P1">cd test </text:p>
      <text:p text:style-name="P1"/>
      <text:p text:style-name="P1">echo “coucou fanm sé diab” &gt; essai</text:p>
      <text:p text:style-name="P1"/>
      <text:p text:style-name="P1">2.</text:p>
      <text:p text:style-name="P1">ls -al </text:p>
      <text:p text:style-name="P1"/>
      <text:p text:style-name="P1">3.</text:p>
      <text:p text:style-name="P1">chmod 111 essai</text:p>
      <text:p text:style-name="P1"/>
      <text:p text:style-name="P1">cat essai </text:p>
      <text:p text:style-name="P1">cat: essai: Permission non accordée</text:p>
      <text:p text:style-name="P1"/>
      <text:p text:style-name="P1"/>
      <text:p text:style-name="P1">echo "j'ai dit FAMN SE DIAB" &gt; essai</text:p>
      <text:p text:style-name="P1">bash: essai: Permission non accordée</text:p>
      <text:p text:style-name="P1"/>
      <text:p text:style-name="P1">4.</text:p>
      <text:p text:style-name="P1">chmod <text:span text:style-name="T1">222</text:span> essai</text:p>
      <text:p text:style-name="P1"/>
      <text:p text:style-name="P1"><text:s/>echo "echo "Bienvenue dans le monde Linux"" &gt; essai</text:p>
      <text:p text:style-name="P1"/>
      <text:p text:style-name="P4">chmod 333 essai </text:p>
      <text:p text:style-name="P1">./essai</text:p>
      <text:p text:style-name="P3">Bienvenue dans le monde Linux </text:p>
      <text:p text:style-name="P1"/>
      <text:p text:style-name="P1">le problème c’est qu’il n’y a aucune instruction pour exécuter un programe dans essai</text:p>
      <text:p text:style-name="P1"/>
      <text:p text:style-name="P1"/>
      <text:p text:style-name="P1"/>
      <text:p text:style-name="P1">Exercice 2</text:p>
      <text:p text:style-name="P1"/>
      <text:p text:style-name="P1">1.</text:p>
      <text:p text:style-name="P1"/>
      <text:p text:style-name="P1"><text:s/>chmod 333 ../test</text:p>
      <text:p text:style-name="P1"/>
      <text:p text:style-name="P1"><text:s/>ls </text:p>
      <text:p text:style-name="P1"><text:s/>ls: impossible d'ouvrir le répertoire '.': Permission non accordée</text:p>
      <text:p text:style-name="P1"/>
      <text:p text:style-name="P1"><text:s/>cat essai</text:p>
      <text:p text:style-name="P1"><text:s text:c="2"/>Bienvenue dans le monde Linux</text:p>
      <text:p text:style-name="P1"><text:s/></text:p>
      <text:p text:style-name="P1"><text:s/>On peut en déduire q<text:span text:style-name="T1">ue les droits appliqués a un répertoire n’afecte pas éléments qui le constitue</text:span></text:p>
      <text:p text:style-name="P1"><text:s/></text:p>
      <text:p text:style-name="P1">cd ..</text:p>
      <text:p text:style-name="P1"/>
      <text:p text:style-name="P1"><text:soft-page-break/>chmod 777 test</text:p>
      <text:p text:style-name="P1"/>
      <text:p text:style-name="P1"><text:s/>cd test</text:p>
      <text:p text:style-name="P1"><text:s/></text:p>
      <text:p text:style-name="P4">2.</text:p>
      <text:p text:style-name="P4"/>
      <text:p text:style-name="P4"/>
      <text:p text:style-name="P1"><text:s/>touch <text:span text:style-name="T1">nouveau</text:span></text:p>
      <text:p text:style-name="P1"/>
      <text:p text:style-name="P1"><text:s/><text:span text:style-name="T1">mkdir sstest</text:span></text:p>
      <text:p text:style-name="P1"/>
      <text:p text:style-name="P1"><text:s/>chmod 555 nouveau</text:p>
      <text:p text:style-name="P1"><text:s/></text:p>
      <text:p text:style-name="P1">chmod 555 test/</text:p>
      <text:p text:style-name="P1"/>
      <text:p text:style-name="P1">echo "echo "coucou" " &gt; nouveau</text:p>
      <text:p text:style-name="P1">bash: nouveau: Permission non accordée</text:p>
      <text:p text:style-name="P1"/>
      <text:p text:style-name="P4">chmod 777 ../test</text:p>
      <text:p text:style-name="P4"/>
      <text:p text:style-name="P4">echo "echo "coucou" " &gt; nouveau</text:p>
      <text:p text:style-name="P4">bash: nouveau: Permission non accordée</text:p>
      <text:p text:style-name="P4"/>
      <text:p text:style-name="P4">rm nouveau</text:p>
      <text:p text:style-name="P4"/>
      <text:p text:style-name="P4">on peut en déduire que les droits d’un fichier n’est pas affecter par les droits du repépertoir parent ou des fichiers du même niveau .</text:p>
      <text:p text:style-name="P4"/>
      <text:p text:style-name="P4">3.</text:p>
      <text:p text:style-name="P4"/>
      <text:p text:style-name="P4"><text:s/>cd ~</text:p>
      <text:p text:style-name="P4"/>
      <text:p text:style-name="P4"><text:s/>chmod 666 Projet/L2/Systeme/test</text:p>
      <text:p text:style-name="P4"/>
      <text:p text:style-name="P4"><text:s/>mkdir Projet/L2/Systeme/test/coucou</text:p>
      <text:p text:style-name="P4"><text:s/>mkdir: impossible de créer le répertoire «Projet/L2/Systeme/test/coucou»: Permission non accordée</text:p>
      <text:p text:style-name="P4"><text:s/></text:p>
      <text:p text:style-name="P4">ls Projet/L2/Systeme/test</text:p>
      <text:p text:style-name="P3">ls: impossible d'accéder à 'Projet/L2/Systeme/test/nouveau': Permission non accordée</text:p>
      <text:p text:style-name="P3">ls: impossible d'accéder à 'Projet/L2/Systeme/test/essai': Permission non accordée</text:p>
      <text:p text:style-name="P3">ls: impossible d'accéder à 'Projet/L2/Systeme/test/sstest': Permission non accordée</text:p>
      <text:p text:style-name="P3"/>
      <text:p text:style-name="P4">On peut en déduire que les commande sont des programe que le terminale exécute</text:p>
      <text:p text:style-name="P4"/>
      <text:p text:style-name="P4"/>
      <text:p text:style-name="P4">4.</text:p>
      <text:p text:style-name="P4"/>
      <text:p text:style-name="P4"><text:s text:c="2"/>chmod 777 Projet/L2/Systeme/test/</text:p>
      <text:p text:style-name="P4"><text:s text:c="3"/></text:p>
      <text:p text:style-name="P4"><text:s text:c="3"/>cd Projet/L2/Systeme/test/</text:p>
      <text:p text:style-name="P4"/>
      <text:p text:style-name="P4"><text:s text:c="3"/>chmod 555 .</text:p>
      <text:p text:style-name="P4"><text:soft-page-break/></text:p>
      <text:p text:style-name="P4">&gt; coucou</text:p>
      <text:p text:style-name="P4">bash: coucou: Permission non accordée</text:p>
      <text:p text:style-name="P4"/>
      <text:p text:style-name="P4">echo "coucou" &gt; nouveau</text:p>
      <text:p text:style-name="P4">bash: nouveau: Permission non accordée</text:p>
      <text:p text:style-name="P4"/>
      <text:p text:style-name="P4">rm nouveau</text:p>
      <text:p text:style-name="P4">rm : supprimer 'nouveau' qui est protégé en écriture et est du type « fichier vide » ?</text:p>
      <text:p text:style-name="P4"/>
      <text:p text:style-name="P4">cd sstest</text:p>
      <text:p text:style-name="P4"/>
      <text:p text:style-name="P4">ls</text:p>
      <text:p text:style-name="P4"/>
      <text:p text:style-name="P4">on peut en déduire que les droit que l’on possède sur un répertoir courant influe sur les fichiers qui et dossier qui y sont contenue </text:p>
      <text:p text:style-name="P4"/>
      <text:p text:style-name="P4"/>
      <text:p text:style-name="P5"><text:span text:style-name="T2">Exercice 3 </text:span></text:p>
      <text:p text:style-name="P5"/>
      <text:p text:style-name="P5"><text:span text:style-name="T2">1.</text:span></text:p>
      <text:p text:style-name="P5"/>
      <text:p text:style-name="P5"><text:span text:style-name="T2">cd ..</text:span></text:p>
      <text:p text:style-name="P6">chmod 740 .</text:p>
      <text:p text:style-name="P6">ls <text:s/>/ home / invite / test</text:p>
      <text:p text:style-name="P6"/>
      <text:p text:style-name="P7">3.</text:p>
      <text:p text:style-name="P6">on constat que l’on peut lire le contenu du fichier test </text:p>
      <text:p text:style-name="P4"/>
      <text:p text:style-name="P4"/>
      <text:p text:style-name="P4">Exercice 4</text:p>
      <text:p text:style-name="P4"/>
      <text:p text:style-name="P4">1. <text:s/>chmod 534 fic</text:p>
      <text:p text:style-name="P4"><text:s text:c="5"/>chmod 602 fic</text:p>
      <text:p text:style-name="P4"><text:s text:c="6"/>chmod u-x , g+r , o+w fic </text:p>
      <text:p text:style-name="P4"><text:s text:c="7"/>chmod 520 fic </text:p>
      <text:p text:style-name="P4"/>
      <text:p text:style-name="P4"/>
      <text:p text:style-name="P5">2. <text:s text:c="2"/>chmod 273 fic</text:p>
      <text:p text:style-name="P5"/>
      <text:p text:style-name="P5"/>
      <text:p text:style-name="P5"/>
      <text:p text:style-name="P5"><text:span text:style-name="T2"><text:s text:c="2"/></text:span><text:s/></text:p>
      <text:p text:style-name="P4"/>
      <text:p text:style-name="P4"><text:s/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 text:c="3"/></text:p>
      <text:p text:style-name="P1"/>
      <text:p text:style-name="P1"><text:s/></text:p>
      <text:p text:style-name="P1"/>
      <text:p text:style-name="P1"/>
      <text:p text:style-name="P1"><text:s text:c="5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11:39.536968976</meta:creation-date>
    <dc:date>2019-10-11T00:12:13.022960590</dc:date>
    <meta:editing-duration>PT3H53M54S</meta:editing-duration>
    <meta:editing-cycles>4</meta:editing-cycles>
    <meta:generator>LibreOffice/6.1.5.2$Linux_X86_64 LibreOffice_project/90f8dcf33c87b3705e78202e3df5142b201bd805</meta:generator>
    <meta:document-statistic meta:table-count="0" meta:image-count="0" meta:object-count="0" meta:page-count="4" meta:paragraph-count="91" meta:word-count="368" meta:character-count="2251" meta:non-whitespace-character-count="1881"/>
  </office:meta>
</office:document-meta>
</file>